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Bugs report</text:h>
      <text:p text:style-name="Text_20_body"/>
      <text:p text:style-name="Text_20_body"/>
      <text:p text:style-name="Text_20_body">#001 hole senseser can be seen in L.V. 3</text:p>
      <text:p text:style-name="Text_20_body">1. bet LV 3 but dont go in hole </text:p>
      <text:p text:style-name="Text_20_body">2. go to wall behind hole</text:p>
      <text:p text:style-name="Text_20_body">3. senser can be seen</text:p>
      <text:p text:style-name="Text_20_body"/>
      <text:p text:style-name="Text_20_body">#002 hole seser can be seen from the wall side</text:p>
      <text:p text:style-name="Text_20_body">1. bet LV 3 but dont go in hole </text:p>
      <text:p text:style-name="Text_20_body">2. go to side of the T shaped wall infront of star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4M8S</meta:editing-duration>
    <meta:editing-cycles>4</meta:editing-cycles>
    <meta:generator>OpenOffice/4.1.1$Win32 OpenOffice.org_project/411m6$Build-9775</meta:generator>
    <dc:date>2015-11-21T17:37:31.35</dc:date>
    <meta:document-statistic meta:table-count="0" meta:image-count="0" meta:object-count="0" meta:page-count="1" meta:paragraph-count="8" meta:word-count="62" meta:character-count="258"/>
    <meta:user-defined meta:name="Info 1"/>
    <meta:user-defined meta:name="Info 2"/>
    <meta:user-defined meta:name="Info 3"/>
    <meta:user-defined meta:name="Info 4"/>
  </office:meta>
</office:document-meta>
</file>